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Georgia1" svg:font-family="Georgia1"/>
    <style:font-face style:name="Goha-Tibeb Zemen" svg:font-family="'Goha-Tibeb Zemen'"/>
    <style:font-face style:name="Liberation Sans1" svg:font-family="'Liberation Sans'"/>
    <style:font-face style:name="Georgia2" svg:font-family="Georg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19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05.57mm"/>
    </style:style>
    <style:style style:name="co4" style:family="table-column">
      <style:table-column-properties fo:break-before="auto" style:column-width="33.34mm"/>
    </style:style>
    <style:style style:name="co5" style:family="table-column">
      <style:table-column-properties fo:break-before="auto" style:column-width="62.18mm"/>
    </style:style>
    <style:style style:name="co6" style:family="table-column">
      <style:table-column-properties fo:break-before="auto" style:column-width="50.01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64.03mm"/>
    </style:style>
    <style:style style:name="co9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22.4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vertical-align="automatic"/>
      <style:text-properties style:font-name="Georgia2" style:font-name-asian="Georgia" style:font-name-complex="Georgia"/>
    </style:style>
    <style:style style:name="ce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29" style:family="table-cell" style:parent-style-name="Default" style:data-style-name="N0">
      <style:table-cell-properties style:vertical-align="automatic"/>
      <style:text-properties style:font-name="Georgia2" fo:font-size="10pt" style:font-name-asian="Georgia" style:font-size-asian="10pt" style:font-name-complex="Georgia" style:font-size-complex="10pt"/>
    </style:style>
    <style:style style:name="ce31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22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7" style:family="table-cell" style:parent-style-name="Default" style:data-style-name="N0">
      <style:table-cell-properties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26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6" style:family="table-cell" style:parent-style-name="Default" style:data-style-name="N0">
      <style:table-cell-properties fo:background-color="#fedcc6" fo:wrap-option="wrap"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7" style:family="table-cell" style:parent-style-name="Default" style:data-style-name="N0">
      <style:table-cell-properties fo:background-color="#ffe5ca"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8" style:family="table-cell" style:parent-style-name="Default" style:data-style-name="N0">
      <style:table-cell-properties fo:border="0.06pt solid #000000" style:vertical-align="automatic"/>
      <style:text-properties style:font-name="Georgia" fo:font-size="14pt" style:font-name-asian="Georgia" style:font-size-asian="14pt" style:font-name-complex="Georgia" style:font-size-complex="14pt"/>
    </style:style>
    <style:style style:name="ce39" style:family="table-cell" style:parent-style-name="Default" style:data-style-name="N0">
      <style:table-cell-properties fo:background-color="#ffffff" fo:border="0.06pt solid #000000" style:vertical-align="automatic"/>
      <style:text-properties style:font-name="Georgia" fo:font-size="14pt" style:font-name-asian="Georgia" style:font-size-asian="14pt" style:font-name-complex="Georgia" style:font-size-complex="14pt"/>
    </style:style>
    <style:style style:name="ce40" style:family="table-cell" style:parent-style-name="Default" style:data-style-name="N0">
      <style:text-properties style:font-name="Georgia2" style:font-name-asian="Georgia" style:font-name-complex="Georgia"/>
    </style:style>
    <style:style style:name="ce41" style:family="table-cell" style:parent-style-name="Default" style:data-style-name="N0"/>
    <style:style style:name="ce42" style:family="table-cell" style:parent-style-name="Default" style:data-style-name="N0">
      <style:table-cell-properties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2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ce45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" fo:font-weight="bold" style:font-name-asian="Georgia1" style:font-weight-asian="bold" style:font-name-complex="Georgia1" style:font-weight-complex="bold"/>
    </style:style>
    <style:style style:name="ce47" style:family="table-cell" style:parent-style-name="Default" style:data-style-name="N111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2" style:base-cell-address="IT4.I4"/>
    </style:style>
    <style:style style:name="ce48" style:family="table-cell" style:parent-style-name="Default" style:data-style-name="N111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5]))&gt;0)" style:apply-style-name="cf2" style:base-cell-address="IT4.I5"/>
    </style:style>
    <style:style style:name="ce49" style:family="table-cell" style:parent-style-name="Default" style:data-style-name="N111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6]))&gt;0)" style:apply-style-name="cf2" style:base-cell-address="IT4.I6"/>
    </style:style>
    <style:style style:name="ce50" style:family="table-cell" style:parent-style-name="Default" style:data-style-name="N111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7]))&gt;0)" style:apply-style-name="cf2" style:base-cell-address="IT4.I7"/>
    </style:style>
    <style:style style:name="ce51" style:family="table-cell" style:parent-style-name="Default" style:data-style-name="N111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8]))&gt;0)" style:apply-style-name="cf2" style:base-cell-address="IT4.I8"/>
    </style:style>
    <style:style style:name="ce52" style:family="table-cell" style:parent-style-name="Default" style:data-style-name="N111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9]))&gt;0)" style:apply-style-name="cf2" style:base-cell-address="IT4.I9"/>
    </style:style>
    <style:style style:name="ce53" style:family="table-cell" style:parent-style-name="Default" style:data-style-name="N111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10]))&gt;0)" style:apply-style-name="cf2" style:base-cell-address="IT4.I10"/>
    </style:style>
    <style:style style:name="ce54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5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2" style:base-cell-address="IT4.I4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5]))&gt;0)" style:apply-style-name="cf2" style:base-cell-address="IT4.I5"/>
    </style:style>
    <style:style style:name="ce5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6]))&gt;0)" style:apply-style-name="cf2" style:base-cell-address="IT4.I6"/>
    </style:style>
    <style:style style:name="ce5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7]))&gt;0)" style:apply-style-name="cf2" style:base-cell-address="IT4.I7"/>
    </style:style>
    <style:style style:name="ce5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8]))&gt;0)" style:apply-style-name="cf2" style:base-cell-address="IT4.I8"/>
    </style:style>
    <style:style style:name="ce6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9]))&gt;0)" style:apply-style-name="cf2" style:base-cell-address="IT4.I9"/>
    </style:style>
    <style:style style:name="ce6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10]))&gt;0)" style:apply-style-name="cf2" style:base-cell-address="IT4.I10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" fo:font-weight="bold" style:font-name-asian="Georgia1" style:font-weight-asian="bold" style:font-name-complex="Georgia1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IT4" table:style-name="ta1">
        <table:shapes>
          <draw:frame draw:z-index="0" draw:name="Graphique 1" draw:style-name="gr1" svg:width="159.99mm" svg:height="89.99mm" svg:x="416.3mm" svg:y="120.94mm">
            <draw:object draw:notify-on-update-of-ranges="IT4.J11:IT4.J18 IT4.O3:IT4.O3 IT4.O11:IT4.O18 IT4.P3:IT4.P3 IT4.P11:IT4.P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52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8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8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8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42" table:default-cell-style-name="ce2"/>
        <table:table-column table:style-name="co9" table:default-cell-style-name="ce2"/>
        <table:table-column table:style-name="co9" table:number-columns-repeated="4" table:default-cell-style-name="Default"/>
        <table:table-row table:style-name="ro1">
          <table:table-cell table:number-columns-repeated="10"/>
          <table:table-cell table:style-name="ce46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4"/>
          <table:table-cell/>
          <table:table-cell table:style-name="ce22" office:value-type="string" calcext:value-type="string" table:number-columns-spanned="5" table:number-rows-spanned="1">
            <text:p>Correction</text:p>
          </table:table-cell>
          <table:covered-table-cell table:number-columns-repeated="4"/>
          <table:table-cell table:number-columns-repeated="3"/>
          <table:table-cell table:style-name="ce46" office:value-type="string" calcext:value-type="string" table:number-columns-spanned="2" table:number-rows-spanned="1">
            <text:p>correction</text:p>
          </table:table-cell>
          <table:covered-table-cell/>
          <table:table-cell table:style-name="ce46" office:value-type="string" calcext:value-type="string" table:number-columns-spanned="2" table:number-rows-spanned="1">
            <text:p>Histoire 4</text:p>
          </table:table-cell>
          <table:covered-table-cell/>
          <table:table-cell table:style-name="ce25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2"/>
          <table:table-cell table:style-name="ce5" office:value-type="string" calcext:value-type="string">
            <text:p>Tâches</text:p>
          </table:table-cell>
          <table:table-cell table:style-name="ce5" office:value-type="string" calcext:value-type="string">
            <text:p>Pilote</text:p>
          </table:table-cell>
          <table:table-cell table:style-name="ce5" office:value-type="string" calcext:value-type="string">
            <text:p>Copilote</text:p>
          </table:table-cell>
          <table:table-cell table:style-name="ce5" office:value-type="string" calcext:value-type="string">
            <text:p>Points réels</text:p>
          </table:table-cell>
          <table:table-cell table:style-name="ce5" office:value-type="string" calcext:value-type="string">
            <text:p>Points estimés</text:p>
          </table:table-cell>
          <table:table-cell/>
          <table:table-cell table:style-name="ce46" office:value-type="string" calcext:value-type="string" table:number-columns-spanned="2" table:number-rows-spanned="1">
            <text:p>Jour</text:p>
          </table:table-cell>
          <table:covered-table-cell/>
          <table:table-cell table:style-name="ce3" office:value-type="string" calcext:value-type="string">
            <text:p>Idéal</text:p>
          </table:table-cell>
          <table:table-cell table:style-name="ce3" office:value-type="string" calcext:value-type="string">
            <text:p>Réel</text:p>
          </table:table-cell>
          <table:table-cell table:style-name="ce3" office:value-type="string" calcext:value-type="string">
            <text:p>Idéal</text:p>
          </table:table-cell>
          <table:table-cell table:style-name="ce3" office:value-type="string" calcext:value-type="string">
            <text:p>Réel</text:p>
          </table:table-cell>
          <table:table-cell table:style-name="ce3" office:value-type="string" calcext:value-type="string">
            <text:p>Idéal</text:p>
          </table:table-cell>
          <table:table-cell table:style-name="ce3" office:value-type="string" calcext:value-type="string">
            <text:p>Réel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7" office:value-type="string" calcext:value-type="string">
            <text:p>Pmd</text:p>
          </table:table-cell>
          <table:table-cell table:style-name="ce7" office:value-type="string" calcext:value-type="string">
            <text:p>Pierre</text:p>
          </table:table-cell>
          <table:table-cell table:style-name="ce7" office:value-type="string" calcext:value-type="string">
            <text:p>Hamza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/>
          <table:table-cell table:style-name="ce47" office:value-type="date" office:date-value="2018-05-08" calcext:value-type="date">
            <text:p>08-05-18</text:p>
          </table:table-cell>
          <table:table-cell table:style-name="ce55" office:value-type="float" office:value="0" calcext:value-type="float">
            <text:p>0</text:p>
          </table:table-cell>
          <table:table-cell table:style-name="ce10" table:formula="of:=[.$G$16]*(1-1/[.$I$19]*[.J4])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formula="of:=[.$G$33]*(1-1/[.$I$19]*[.J4])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87" calcext:value-type="float">
            <text:p>87</text:p>
          </table:table-cell>
          <table:table-cell table:formula="of:=[.L4]+[.N4]" office:value-type="float" office:value="87" calcext:value-type="float">
            <text:p>87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7" office:value-type="string" calcext:value-type="string">
            <text:p>Team</text:p>
          </table:table-cell>
          <table:table-cell table:style-name="ce7" office:value-type="string" calcext:value-type="string">
            <text:p>Aki</text:p>
          </table:table-cell>
          <table:table-cell table:style-name="ce7" office:value-type="string" calcext:value-type="string">
            <text:p>Prat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/>
          <table:table-cell table:style-name="ce48" office:value-type="date" office:date-value="2018-05-09" calcext:value-type="date">
            <text:p>09-05-18</text:p>
          </table:table-cell>
          <table:table-cell table:style-name="ce56" office:value-type="float" office:value="1" calcext:value-type="float">
            <text:p>1</text:p>
          </table:table-cell>
          <table:table-cell table:style-name="ce10" table:formula="of:=[.$G$16]*(1-1/[.$I$19]*[.J5])" office:value-type="float" office:value="47.3571428571429" calcext:value-type="float">
            <text:p>47.3571428571429</text:p>
          </table:table-cell>
          <table:table-cell table:style-name="ce10" office:value-type="float" office:value="50" calcext:value-type="float">
            <text:p>50</text:p>
          </table:table-cell>
          <table:table-cell table:formula="of:=[.$G$33]*(1-1/[.$I$19]*[.J5])" office:value-type="float" office:value="33.4285714285714" calcext:value-type="float">
            <text:p>33.4285714285714</text:p>
          </table:table-cell>
          <table:table-cell office:value-type="float" office:value="33" calcext:value-type="float">
            <text:p>33</text:p>
          </table:table-cell>
          <table:table-cell table:formula="of:=[.K5]+[.M5]" office:value-type="float" office:value="80.7857142857143" calcext:value-type="float">
            <text:p>80.7857142857143</text:p>
          </table:table-cell>
          <table:table-cell table:formula="of:=[.L5]+[.N5]" office:value-type="float" office:value="83" calcext:value-type="float">
            <text:p>83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7" office:value-type="string" calcext:value-type="string">
            <text:p>Filtres</text:p>
          </table:table-cell>
          <table:table-cell table:style-name="ce7" office:value-type="string" calcext:value-type="string">
            <text:p>Prat</text:p>
          </table:table-cell>
          <table:table-cell table:style-name="ce7" office:value-type="string" calcext:value-type="string">
            <text:p>Pierre/Mouad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49" office:value-type="date" office:date-value="2018-05-10" calcext:value-type="date">
            <text:p>10-05-18</text:p>
          </table:table-cell>
          <table:table-cell table:style-name="ce57" office:value-type="float" office:value="2" calcext:value-type="float">
            <text:p>2</text:p>
          </table:table-cell>
          <table:table-cell table:style-name="ce10" table:formula="of:=[.$G$16]*(1-1/[.$I$19]*[.J6])" office:value-type="float" office:value="43.7142857142857" calcext:value-type="float">
            <text:p>43.7142857142857</text:p>
          </table:table-cell>
          <table:table-cell table:style-name="ce10" office:value-type="float" office:value="47" calcext:value-type="float">
            <text:p>47</text:p>
          </table:table-cell>
          <table:table-cell table:formula="of:=[.$G$33]*(1-1/[.$I$19]*[.J6])" office:value-type="float" office:value="30.8571428571429" calcext:value-type="float">
            <text:p>30.8571428571429</text:p>
          </table:table-cell>
          <table:table-cell office:value-type="float" office:value="33" calcext:value-type="float">
            <text:p>33</text:p>
          </table:table-cell>
          <table:table-cell table:formula="of:=[.K6]+[.M6]" office:value-type="float" office:value="74.5714285714286" calcext:value-type="float">
            <text:p>74.5714285714286</text:p>
          </table:table-cell>
          <table:table-cell table:formula="of:=[.L6]+[.N6]" office:value-type="float" office:value="80" calcext:value-type="float">
            <text:p>80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7" office:value-type="string" calcext:value-type="string">
            <text:p>Print/CodeMort</text:p>
          </table:table-cell>
          <table:table-cell table:style-name="ce7" office:value-type="string" calcext:value-type="string">
            <text:p>Nikita</text:p>
          </table:table-cell>
          <table:table-cell table:style-name="ce7" office:value-type="string" calcext:value-type="string">
            <text:p>Aki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/>
          <table:table-cell table:style-name="ce50" office:value-type="date" office:date-value="2018-05-11" calcext:value-type="date">
            <text:p>11-05-18</text:p>
          </table:table-cell>
          <table:table-cell table:style-name="ce58" office:value-type="float" office:value="3" calcext:value-type="float">
            <text:p>3</text:p>
          </table:table-cell>
          <table:table-cell table:style-name="ce10" table:formula="of:=[.$G$16]*(1-1/[.$I$19]*[.J7])" office:value-type="float" office:value="40.0714285714286" calcext:value-type="float">
            <text:p>40.0714285714286</text:p>
          </table:table-cell>
          <table:table-cell table:style-name="ce10" office:value-type="float" office:value="40" calcext:value-type="float">
            <text:p>40</text:p>
          </table:table-cell>
          <table:table-cell table:formula="of:=[.$G$33]*(1-1/[.$I$19]*[.J7])" office:value-type="float" office:value="28.2857142857143" calcext:value-type="float">
            <text:p>28.2857142857143</text:p>
          </table:table-cell>
          <table:table-cell office:value-type="float" office:value="28" calcext:value-type="float">
            <text:p>28</text:p>
          </table:table-cell>
          <table:table-cell table:formula="of:=[.K7]+[.M7]" office:value-type="float" office:value="68.3571428571429" calcext:value-type="float">
            <text:p>68.3571428571429</text:p>
          </table:table-cell>
          <table:table-cell table:formula="of:=[.L7]+[.N7]" office:value-type="float" office:value="68" calcext:value-type="float">
            <text:p>68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7" office:value-type="string" calcext:value-type="string">
            <text:p>Database</text:p>
          </table:table-cell>
          <table:table-cell table:style-name="ce7" office:value-type="string" calcext:value-type="string">
            <text:p>Nikita</text:p>
          </table:table-cell>
          <table:table-cell table:style-name="ce7" office:value-type="string" calcext:value-type="string">
            <text:p>Raph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/>
          <table:table-cell table:style-name="ce51" office:value-type="date" office:date-value="2018-05-12" calcext:value-type="date">
            <text:p>12-05-18</text:p>
          </table:table-cell>
          <table:table-cell table:style-name="ce59" office:value-type="float" office:value="4" calcext:value-type="float">
            <text:p>4</text:p>
          </table:table-cell>
          <table:table-cell table:style-name="ce10" table:formula="of:=[.$G$16]*(1-1/[.$I$19]*[.J8])" office:value-type="float" office:value="36.4285714285714" calcext:value-type="float">
            <text:p>36.4285714285714</text:p>
          </table:table-cell>
          <table:table-cell table:style-name="ce10" office:value-type="float" office:value="36" calcext:value-type="float">
            <text:p>36</text:p>
          </table:table-cell>
          <table:table-cell table:formula="of:=[.$G$33]*(1-1/[.$I$19]*[.J8])" office:value-type="float" office:value="25.7142857142857" calcext:value-type="float">
            <text:p>25.7142857142857</text:p>
          </table:table-cell>
          <table:table-cell office:value-type="float" office:value="25" calcext:value-type="float">
            <text:p>25</text:p>
          </table:table-cell>
          <table:table-cell table:formula="of:=[.K8]+[.M8]" office:value-type="float" office:value="62.1428571428571" calcext:value-type="float">
            <text:p>62.1428571428571</text:p>
          </table:table-cell>
          <table:table-cell table:formula="of:=[.L8]+[.N8]" office:value-type="float" office:value="61" calcext:value-type="float">
            <text:p>61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7" office:value-type="string" calcext:value-type="string">
            <text:p>Singleton</text:p>
          </table:table-cell>
          <table:table-cell table:style-name="ce7" office:value-type="string" calcext:value-type="string">
            <text:p>Pierre</text:p>
          </table:table-cell>
          <table:table-cell table:style-name="ce7" office:value-type="string" calcext:value-type="string">
            <text:p>Raph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/>
          <table:table-cell table:style-name="ce52" office:value-type="date" office:date-value="2018-05-13" calcext:value-type="date">
            <text:p>13-05-18</text:p>
          </table:table-cell>
          <table:table-cell table:style-name="ce60" office:value-type="float" office:value="5" calcext:value-type="float">
            <text:p>5</text:p>
          </table:table-cell>
          <table:table-cell table:style-name="ce10" table:formula="of:=[.$G$16]*(1-1/[.$I$19]*[.J9])" office:value-type="float" office:value="32.7857142857143" calcext:value-type="float">
            <text:p>32.7857142857143</text:p>
          </table:table-cell>
          <table:table-cell table:style-name="ce10" office:value-type="float" office:value="30" calcext:value-type="float">
            <text:p>30</text:p>
          </table:table-cell>
          <table:table-cell table:formula="of:=[.$G$33]*(1-1/[.$I$19]*[.J9])" office:value-type="float" office:value="23.1428571428571" calcext:value-type="float">
            <text:p>23.1428571428571</text:p>
          </table:table-cell>
          <table:table-cell office:value-type="float" office:value="23" calcext:value-type="float">
            <text:p>23</text:p>
          </table:table-cell>
          <table:table-cell table:formula="of:=[.K9]+[.M9]" office:value-type="float" office:value="55.9285714285714" calcext:value-type="float">
            <text:p>55.9285714285714</text:p>
          </table:table-cell>
          <table:table-cell table:formula="of:=[.L9]+[.N9]" office:value-type="float" office:value="53" calcext:value-type="float">
            <text:p>53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7" office:value-type="string" calcext:value-type="string">
            <text:p>Executable jar</text:p>
          </table:table-cell>
          <table:table-cell table:style-name="ce7" office:value-type="string" calcext:value-type="string">
            <text:p>Gilles</text:p>
          </table:table-cell>
          <table:table-cell table:style-name="ce7" office:value-type="string" calcext:value-type="string">
            <text:p>Hamz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53" office:value-type="date" office:date-value="2018-05-14" calcext:value-type="date">
            <text:p>14-05-18</text:p>
          </table:table-cell>
          <table:table-cell table:style-name="ce61" office:value-type="float" office:value="6" calcext:value-type="float">
            <text:p>6</text:p>
          </table:table-cell>
          <table:table-cell table:style-name="ce10" table:formula="of:=[.$G$16]*(1-1/[.$I$19]*[.J10])" office:value-type="float" office:value="29.1428571428571" calcext:value-type="float">
            <text:p>29.1428571428571</text:p>
          </table:table-cell>
          <table:table-cell table:style-name="ce10" office:value-type="float" office:value="25" calcext:value-type="float">
            <text:p>25</text:p>
          </table:table-cell>
          <table:table-cell table:formula="of:=[.$G$33]*(1-1/[.$I$19]*[.J10])" office:value-type="float" office:value="20.5714285714286" calcext:value-type="float">
            <text:p>20.5714285714286</text:p>
          </table:table-cell>
          <table:table-cell office:value-type="float" office:value="22" calcext:value-type="float">
            <text:p>22</text:p>
          </table:table-cell>
          <table:table-cell table:formula="of:=[.K10]+[.M10]" office:value-type="float" office:value="49.7142857142857" calcext:value-type="float">
            <text:p>49.7142857142857</text:p>
          </table:table-cell>
          <table:table-cell table:formula="of:=[.L10]+[.N10]" office:value-type="float" office:value="47" calcext:value-type="float">
            <text:p>4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7" office:value-type="string" calcext:value-type="string">
            <text:p>Amélioration chargement de la map</text:p>
          </table:table-cell>
          <table:table-cell table:style-name="ce7" office:value-type="string" calcext:value-type="string">
            <text:p>Hamza</text:p>
          </table:table-cell>
          <table:table-cell table:style-name="ce7" office:value-type="string" calcext:value-type="string">
            <text:p>Prat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/>
          <table:table-cell table:style-name="ce53" office:value-type="date" office:date-value="2018-05-15" calcext:value-type="date">
            <text:p>15-05-18</text:p>
          </table:table-cell>
          <table:table-cell table:style-name="ce61" office:value-type="float" office:value="7" calcext:value-type="float">
            <text:p>7</text:p>
          </table:table-cell>
          <table:table-cell table:style-name="ce10" table:formula="of:=[.$G$16]*(1-1/[.$I$19]*[.J11])" office:value-type="float" office:value="25.5" calcext:value-type="float">
            <text:p>25.5</text:p>
          </table:table-cell>
          <table:table-cell table:style-name="ce10" office:value-type="float" office:value="20" calcext:value-type="float">
            <text:p>20</text:p>
          </table:table-cell>
          <table:table-cell table:formula="of:=[.$G$16]*(1-1/[.$I$19]*[.J11])" office:value-type="float" office:value="25.5" calcext:value-type="float">
            <text:p>25.5</text:p>
          </table:table-cell>
          <table:table-cell office:value-type="float" office:value="18" calcext:value-type="float">
            <text:p>18</text:p>
          </table:table-cell>
          <table:table-cell table:formula="of:=[.K11]+[.M11]" office:value-type="float" office:value="51" calcext:value-type="float">
            <text:p>51</text:p>
          </table:table-cell>
          <table:table-cell table:formula="of:=[.L11]+[.N11]" office:value-type="float" office:value="38" calcext:value-type="float">
            <text:p>38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7" office:value-type="string" calcext:value-type="string">
            <text:p>Creation recette débug</text:p>
          </table:table-cell>
          <table:table-cell table:style-name="ce7" office:value-type="string" calcext:value-type="string">
            <text:p>Mouad</text:p>
          </table:table-cell>
          <table:table-cell table:style-name="ce7" office:value-type="string" calcext:value-type="string">
            <text:p>Raphael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53" office:value-type="date" office:date-value="2018-05-16" calcext:value-type="date">
            <text:p>16-05-18</text:p>
          </table:table-cell>
          <table:table-cell table:style-name="ce61" office:value-type="float" office:value="8" calcext:value-type="float">
            <text:p>8</text:p>
          </table:table-cell>
          <table:table-cell table:style-name="ce10" table:formula="of:=[.$G$16]*(1-1/[.$I$19]*[.J12])" office:value-type="float" office:value="21.8571428571429" calcext:value-type="float">
            <text:p>21.8571428571429</text:p>
          </table:table-cell>
          <table:table-cell table:style-name="ce10" office:value-type="float" office:value="16" calcext:value-type="float">
            <text:p>16</text:p>
          </table:table-cell>
          <table:table-cell table:formula="of:=[.$G$16]*(1-1/[.$I$19]*[.J12])" office:value-type="float" office:value="21.8571428571429" calcext:value-type="float">
            <text:p>21.8571428571429</text:p>
          </table:table-cell>
          <table:table-cell office:value-type="float" office:value="14" calcext:value-type="float">
            <text:p>14</text:p>
          </table:table-cell>
          <table:table-cell table:formula="of:=[.K12]+[.M12]" office:value-type="float" office:value="43.7142857142857" calcext:value-type="float">
            <text:p>43.7142857142857</text:p>
          </table:table-cell>
          <table:table-cell table:formula="of:=[.L12]+[.N12]" office:value-type="float" office:value="30" calcext:value-type="float">
            <text:p>3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7" office:value-type="string" calcext:value-type="string">
            <text:p>Liste de courses</text:p>
          </table:table-cell>
          <table:table-cell table:style-name="ce7" office:value-type="string" calcext:value-type="string">
            <text:p>Raphael</text:p>
          </table:table-cell>
          <table:table-cell table:style-name="ce7" office:value-type="string" calcext:value-type="string">
            <text:p>Nikita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53" office:value-type="date" office:date-value="2013-05-17" calcext:value-type="date">
            <text:p>17-05-13</text:p>
          </table:table-cell>
          <table:table-cell table:style-name="ce61" office:value-type="float" office:value="9" calcext:value-type="float">
            <text:p>9</text:p>
          </table:table-cell>
          <table:table-cell table:style-name="ce10" table:formula="of:=[.$G$16]*(1-1/[.$I$19]*[.J13])" office:value-type="float" office:value="18.2142857142857" calcext:value-type="float">
            <text:p>18.2142857142857</text:p>
          </table:table-cell>
          <table:table-cell table:style-name="ce10" office:value-type="float" office:value="14" calcext:value-type="float">
            <text:p>14</text:p>
          </table:table-cell>
          <table:table-cell table:formula="of:=[.$G$16]*(1-1/[.$I$19]*[.J13])" office:value-type="float" office:value="18.2142857142857" calcext:value-type="float">
            <text:p>18.2142857142857</text:p>
          </table:table-cell>
          <table:table-cell office:value-type="float" office:value="14" calcext:value-type="float">
            <text:p>14</text:p>
          </table:table-cell>
          <table:table-cell table:formula="of:=[.K13]+[.M13]" office:value-type="float" office:value="36.4285714285714" calcext:value-type="float">
            <text:p>36.4285714285714</text:p>
          </table:table-cell>
          <table:table-cell table:formula="of:=[.L13]+[.N13]" office:value-type="float" office:value="28" calcext:value-type="float">
            <text:p>28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7" office:value-type="string" calcext:value-type="string">
            <text:p>Planification recettes</text:p>
          </table:table-cell>
          <table:table-cell table:style-name="ce7" office:value-type="string" calcext:value-type="string">
            <text:p>Raphael</text:p>
          </table:table-cell>
          <table:table-cell table:style-name="ce7" office:value-type="string" calcext:value-type="string">
            <text:p>Nikita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/>
          <table:table-cell table:style-name="ce53" office:value-type="date" office:date-value="2018-05-18" calcext:value-type="date">
            <text:p>18-05-18</text:p>
          </table:table-cell>
          <table:table-cell table:style-name="ce61" office:value-type="float" office:value="10" calcext:value-type="float">
            <text:p>10</text:p>
          </table:table-cell>
          <table:table-cell table:style-name="ce10" table:formula="of:=[.$G$16]*(1-1/[.$I$19]*[.J14])" office:value-type="float" office:value="14.5714285714286" calcext:value-type="float">
            <text:p>14.5714285714286</text:p>
          </table:table-cell>
          <table:table-cell table:style-name="ce10" office:value-type="float" office:value="10" calcext:value-type="float">
            <text:p>10</text:p>
          </table:table-cell>
          <table:table-cell table:formula="of:=[.$G$16]*(1-1/[.$I$19]*[.J14])" office:value-type="float" office:value="14.5714285714286" calcext:value-type="float">
            <text:p>14.5714285714286</text:p>
          </table:table-cell>
          <table:table-cell office:value-type="float" office:value="10" calcext:value-type="float">
            <text:p>10</text:p>
          </table:table-cell>
          <table:table-cell table:formula="of:=[.K14]+[.M14]" office:value-type="float" office:value="29.1428571428572" calcext:value-type="float">
            <text:p>29.1428571428572</text:p>
          </table:table-cell>
          <table:table-cell table:formula="of:=[.L14]+[.N14]" office:value-type="float" office:value="20" calcext:value-type="float">
            <text:p>2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7" office:value-type="string" calcext:value-type="string">
            <text:p>Ajout produit</text:p>
          </table:table-cell>
          <table:table-cell table:style-name="ce7" office:value-type="string" calcext:value-type="string">
            <text:p>Aki</text:p>
          </table:table-cell>
          <table:table-cell table:style-name="ce7" office:value-type="string" calcext:value-type="string">
            <text:p>Nikita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/>
          <table:table-cell table:style-name="ce53" office:value-type="date" office:date-value="2018-05-19" calcext:value-type="date">
            <text:p>19-05-18</text:p>
          </table:table-cell>
          <table:table-cell table:style-name="ce61" office:value-type="float" office:value="11" calcext:value-type="float">
            <text:p>11</text:p>
          </table:table-cell>
          <table:table-cell table:style-name="ce10" table:formula="of:=[.$G$16]*(1-1/[.$I$19]*[.J15])" office:value-type="float" office:value="10.9285714285714" calcext:value-type="float">
            <text:p>10.9285714285714</text:p>
          </table:table-cell>
          <table:table-cell table:style-name="ce10" office:value-type="float" office:value="7" calcext:value-type="float">
            <text:p>7</text:p>
          </table:table-cell>
          <table:table-cell table:formula="of:=[.$G$16]*(1-1/[.$I$19]*[.J15])" office:value-type="float" office:value="10.9285714285714" calcext:value-type="float">
            <text:p>10.9285714285714</text:p>
          </table:table-cell>
          <table:table-cell office:value-type="float" office:value="10" calcext:value-type="float">
            <text:p>10</text:p>
          </table:table-cell>
          <table:table-cell table:formula="of:=[.K15]+[.M15]" office:value-type="float" office:value="21.8571428571429" calcext:value-type="float">
            <text:p>21.8571428571429</text:p>
          </table:table-cell>
          <table:table-cell table:formula="of:=[.L15]+[.N15]" office:value-type="float" office:value="17" calcext:value-type="float">
            <text:p>1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2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12" table:formula="of:=SUM([.F4:.F15])" office:value-type="float" office:value="52" calcext:value-type="float">
            <text:p>52</text:p>
          </table:table-cell>
          <table:table-cell table:style-name="ce12" table:formula="of:=SUM([.G4:.G15])" office:value-type="float" office:value="51" calcext:value-type="float">
            <text:p>51</text:p>
          </table:table-cell>
          <table:table-cell/>
          <table:table-cell table:style-name="ce53" office:value-type="date" office:date-value="2018-05-20" calcext:value-type="date">
            <text:p>20-05-18</text:p>
          </table:table-cell>
          <table:table-cell table:style-name="ce61" office:value-type="float" office:value="12" calcext:value-type="float">
            <text:p>12</text:p>
          </table:table-cell>
          <table:table-cell table:style-name="ce10" table:formula="of:=[.$G$16]*(1-1/[.$I$19]*[.J16])" office:value-type="float" office:value="7.28571428571429" calcext:value-type="float">
            <text:p>7.28571428571429</text:p>
          </table:table-cell>
          <table:table-cell table:style-name="ce10" office:value-type="float" office:value="4" calcext:value-type="float">
            <text:p>4</text:p>
          </table:table-cell>
          <table:table-cell table:formula="of:=[.$G$33]*(1-1/[.$I$19]*[.J16])" office:value-type="float" office:value="5.14285714285714" calcext:value-type="float">
            <text:p>5.14285714285714</text:p>
          </table:table-cell>
          <table:table-cell office:value-type="float" office:value="8" calcext:value-type="float">
            <text:p>8</text:p>
          </table:table-cell>
          <table:table-cell table:formula="of:=[.K16]+[.M16]" office:value-type="float" office:value="12.4285714285714" calcext:value-type="float">
            <text:p>12.4285714285714</text:p>
          </table:table-cell>
          <table:table-cell table:formula="of:=[.L16]+[.N16]" office:value-type="float" office:value="12" calcext:value-type="float">
            <text:p>12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53" office:value-type="date" office:date-value="2018-05-21" calcext:value-type="date">
            <text:p>21-05-18</text:p>
          </table:table-cell>
          <table:table-cell table:style-name="ce61" office:value-type="float" office:value="13" calcext:value-type="float">
            <text:p>13</text:p>
          </table:table-cell>
          <table:table-cell table:style-name="ce10" table:formula="of:=[.$G$16]*(1-1/[.$I$19]*[.J17])" office:value-type="float" office:value="3.64285714285715" calcext:value-type="float">
            <text:p>3.64285714285715</text:p>
          </table:table-cell>
          <table:table-cell table:style-name="ce10" office:value-type="float" office:value="2" calcext:value-type="float">
            <text:p>2</text:p>
          </table:table-cell>
          <table:table-cell table:formula="of:=[.$G$33]*(1-1/[.$I$19]*[.J17])" office:value-type="float" office:value="2.57142857142857" calcext:value-type="float">
            <text:p>2.57142857142857</text:p>
          </table:table-cell>
          <table:table-cell office:value-type="float" office:value="6" calcext:value-type="float">
            <text:p>6</text:p>
          </table:table-cell>
          <table:table-cell table:formula="of:=[.K17]+[.M17]" office:value-type="float" office:value="6.21428571428572" calcext:value-type="float">
            <text:p>6.21428571428572</text:p>
          </table:table-cell>
          <table:table-cell table:formula="of:=[.L17]+[.N17]" office:value-type="float" office:value="8" calcext:value-type="float">
            <text:p>8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53" office:value-type="date" office:date-value="2018-05-22" calcext:value-type="date">
            <text:p>22-05-18</text:p>
          </table:table-cell>
          <table:table-cell table:style-name="ce61" office:value-type="float" office:value="14" calcext:value-type="float">
            <text:p>14</text:p>
          </table:table-cell>
          <table:table-cell table:style-name="ce10" table:formula="of:=[.$G$16]*(1-1/[.$I$19]*[.J18])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formula="of:=[.$G$33]*(1-1/[.$I$19]*[.J1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18]+[.M18]" office:value-type="float" office:value="0" calcext:value-type="float">
            <text:p>0</text:p>
          </table:table-cell>
          <table:table-cell table:formula="of:=[.L18]+[.N18]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6" office:value-type="string" calcext:value-type="string">
            <text:p>Modèle</text:p>
          </table:table-cell>
          <table:table-cell table:style-name="ce5" table:number-columns-repeated="4"/>
          <table:table-cell/>
          <table:table-cell table:style-name="ce54" table:formula="of:=COUNTA([.I4:.I18])-1" office:value-type="float" office:value="14" calcext:value-type="float">
            <text:p>14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Magasin le plus proche</text:p>
          </table:table-cell>
          <table:table-cell table:style-name="ce7" office:value-type="string" calcext:value-type="string">
            <text:p>Gilles</text:p>
          </table:table-cell>
          <table:table-cell table:style-name="ce42" office:value-type="string" calcext:value-type="string">
            <text:p>Hamza/Prat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29"/>
          <table:table-cell/>
          <table:table-cell table:style-name="ce7" office:value-type="string" calcext:value-type="string">
            <text:p>Magasin le moins cher</text:p>
          </table:table-cell>
          <table:table-cell table:style-name="ce7" office:value-type="string" calcext:value-type="string">
            <text:p>Prat</text:p>
          </table:table-cell>
          <table:table-cell table:style-name="ce42" office:value-type="string" calcext:value-type="string">
            <text:p>Louis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7" office:value-type="string" calcext:value-type="string">
            <text:p>Mode vélo</text:p>
          </table:table-cell>
          <table:table-cell table:style-name="ce7" office:value-type="string" calcext:value-type="string">
            <text:p>Hamza</text:p>
          </table:table-cell>
          <table:table-cell table:style-name="ce42" office:value-type="string" calcext:value-type="string">
            <text:p>Mouad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7" office:value-type="string" calcext:value-type="string">
            <text:p>Mode pied</text:p>
          </table:table-cell>
          <table:table-cell table:style-name="ce7" office:value-type="string" calcext:value-type="string">
            <text:p>Mouad</text:p>
          </table:table-cell>
          <table:table-cell table:style-name="ce42" office:value-type="string" calcext:value-type="string">
            <text:p>Aki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7" office:value-type="string" calcext:value-type="string">
            <text:p>Mode voiture</text:p>
          </table:table-cell>
          <table:table-cell table:style-name="ce7" office:value-type="string" calcext:value-type="string">
            <text:p>Nikita</text:p>
          </table:table-cell>
          <table:table-cell table:style-name="ce42" office:value-type="string" calcext:value-type="string">
            <text:p>Louis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style-name="ce31" table:number-columns-spanned="2" table:number-rows-spanned="1"/>
          <table:covered-table-cell/>
          <table:table-cell table:style-name="ce37" office:value-type="string" calcext:value-type="string">
            <text:p>Vue</text:p>
          </table:table-cell>
          <table:table-cell table:style-name="ce7"/>
          <table:table-cell table:style-name="ce42"/>
          <table:table-cell table:style-name="ce45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7" office:value-type="string" calcext:value-type="string">
            <text:p>GUI</text:p>
          </table:table-cell>
          <table:table-cell table:style-name="ce7" office:value-type="string" calcext:value-type="string">
            <text:p>Prateeba</text:p>
          </table:table-cell>
          <table:table-cell table:style-name="ce42" office:value-type="string" calcext:value-type="string">
            <text:p>Aki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" office:value-type="string" calcext:value-type="string">
            <text:p>Magasin le plus proche</text:p>
          </table:table-cell>
          <table:table-cell table:style-name="ce7" office:value-type="string" calcext:value-type="string">
            <text:p>Mouad</text:p>
          </table:table-cell>
          <table:table-cell table:style-name="ce42" office:value-type="string" calcext:value-type="string">
            <text:p>Aki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calcext:value-type="string">
            <text:p>Magasin le moins cher</text:p>
          </table:table-cell>
          <table:table-cell table:style-name="ce7" office:value-type="string" calcext:value-type="string">
            <text:p>Prat</text:p>
          </table:table-cell>
          <table:table-cell table:style-name="ce42" office:value-type="string" calcext:value-type="string">
            <text:p>Mouad</text:p>
          </table:table-cell>
          <table:table-cell table:number-columns-repeated="2" table:style-name="ce45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office:value-type="string" calcext:value-type="string">
            <text:p>Pied,vélo,voiture</text:p>
          </table:table-cell>
          <table:table-cell table:style-name="ce7" office:value-type="string" calcext:value-type="string">
            <text:p>Hamza</text:p>
          </table:table-cell>
          <table:table-cell table:style-name="ce42" office:value-type="string" calcext:value-type="string">
            <text:p>Louis</text:p>
          </table:table-cell>
          <table:table-cell table:number-columns-repeated="2" table:style-name="ce45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7" office:value-type="string" calcext:value-type="string">
            <text:p>Controller</text:p>
          </table:table-cell>
          <table:table-cell table:style-name="ce7"/>
          <table:table-cell table:style-name="ce42"/>
          <table:table-cell table:style-name="ce45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39" office:value-type="string" calcext:value-type="string">
            <text:p>Magasin le plus proche</text:p>
          </table:table-cell>
          <table:table-cell table:style-name="ce7" office:value-type="string" calcext:value-type="string">
            <text:p>Pierre</text:p>
          </table:table-cell>
          <table:table-cell table:style-name="ce42" office:value-type="string" calcext:value-type="string">
            <text:p>Raphael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office:value-type="string" calcext:value-type="string">
            <text:p>Magasin le moins cher</text:p>
          </table:table-cell>
          <table:table-cell table:style-name="ce7" office:value-type="string" calcext:value-type="string">
            <text:p>Louis</text:p>
          </table:table-cell>
          <table:table-cell table:style-name="ce42" office:value-type="string" calcext:value-type="string">
            <text:p>Hamza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2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12" table:formula="of:=SUM([.F20:.F32])" office:value-type="float" office:value="35" calcext:value-type="float">
            <text:p>35</text:p>
          </table:table-cell>
          <table:table-cell table:style-name="ce12" table:formula="of:=SUM([.G20:.G32])" office:value-type="float" office:value="36" calcext:value-type="float">
            <text:p>36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41" table:number-columns-spanned="3" table:number-rows-spanned="1"/>
          <table:covered-table-cell table:number-columns-repeated="2"/>
          <table:table-cell table:style-name="ce40" table:number-columns-repeated="2"/>
          <table:table-cell table:number-columns-repeated="1017"/>
        </table:table-row>
        <table:table-row table:style-name="ro6">
          <table:table-cell table:style-name="ce31" table:number-columns-spanned="2" table:number-rows-spanned="1"/>
          <table:covered-table-cell/>
          <table:table-cell table:style-name="ce40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40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4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0" table:number-columns-repeated="5"/>
          <table:table-cell table:number-columns-repeated="1017"/>
        </table:table-row>
        <table:table-row table:style-name="ro6" table:number-rows-repeated="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31" table:number-columns-spanned="2" table:number-rows-spanned="1"/>
          <table:covered-table-cell/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4.J10:IT4.J18 IT4.I11:IT4.I19">
            <calcext:condition calcext:apply-style-name="cf2" calcext:value="formula-is(LEN(TRIM([.I10]))&gt;0)" calcext:base-cell-address="IT4.I10"/>
          </calcext:conditional-format>
          <calcext:conditional-format calcext:target-range-address="IT4.I4:IT4.J4">
            <calcext:condition calcext:apply-style-name="cf2" calcext:value="formula-is(LEN(TRIM([.I4]))&gt;0)" calcext:base-cell-address="IT4.I4"/>
          </calcext:conditional-format>
          <calcext:conditional-format calcext:target-range-address="IT4.I5:IT4.J5">
            <calcext:condition calcext:apply-style-name="cf2" calcext:value="formula-is(LEN(TRIM([.I5]))&gt;0)" calcext:base-cell-address="IT4.I5"/>
          </calcext:conditional-format>
          <calcext:conditional-format calcext:target-range-address="IT4.I6:IT4.J6">
            <calcext:condition calcext:apply-style-name="cf2" calcext:value="formula-is(LEN(TRIM([.I6]))&gt;0)" calcext:base-cell-address="IT4.I6"/>
          </calcext:conditional-format>
          <calcext:conditional-format calcext:target-range-address="IT4.I7:IT4.J7">
            <calcext:condition calcext:apply-style-name="cf2" calcext:value="formula-is(LEN(TRIM([.I7]))&gt;0)" calcext:base-cell-address="IT4.I7"/>
          </calcext:conditional-format>
          <calcext:conditional-format calcext:target-range-address="IT4.I8:IT4.J8">
            <calcext:condition calcext:apply-style-name="cf2" calcext:value="formula-is(LEN(TRIM([.I8]))&gt;0)" calcext:base-cell-address="IT4.I8"/>
          </calcext:conditional-format>
          <calcext:conditional-format calcext:target-range-address="IT4.I9:IT4.J9">
            <calcext:condition calcext:apply-style-name="cf2" calcext:value="formula-is(LEN(TRIM([.I9]))&gt;0)" calcext:base-cell-address="IT4.I9"/>
          </calcext:conditional-format>
        </calcext:conditional-formats>
      </table:table>
      <table:table table:name="Sheet1" table:style-name="ta1">
        <table:table-column table:style-name="co10" table:default-cell-style-name="ce1"/>
        <table:table-column table:style-name="co9" table:number-columns-repeated="1023" table:default-cell-style-name="ce1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IT2H1" table:base-cell-address="$IT4.$A$1" table:cell-range-address="IT4.$F$16"/>
        <table:named-range table:name="IT2H3" table:base-cell-address="$IT4.$A$1" table:cell-range-address="IT4.$F$33"/>
        <table:named-expression table:name="IT2H4" table:base-cell-address="$IT4.$A$1" table:expression="'IT4'.#REF!"/>
        <table:named-expression table:name="IT2H5" table:base-cell-address="$IT4.$A$1" table:expression="'IT4'.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Georgia1" svg:font-family="Georgia1"/>
    <style:font-face style:name="Goha-Tibeb Zemen" svg:font-family="'Goha-Tibeb Zemen'"/>
    <style:font-face style:name="Liberation Sans1" svg:font-family="'Liberation Sans'"/>
    <style:font-face style:name="Georgia2" svg:font-family="Georg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style="long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cf2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meta:initial-creator>Aki</meta:initial-creator>
    <meta:creation-date>2018-05-07T19:12:07Z</meta:creation-date>
    <dc:date>2018-05-22T17:35:30.363411369</dc:date>
    <meta:editing-cycles>7</meta:editing-cycles>
    <meta:editing-duration>PT26M9S</meta:editing-duration>
    <meta:document-statistic meta:table-count="2" meta:cell-count="2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952cm" style:legend-expansion="high" chart:style-name="ch2"/>
        <chart:plot-area chart:style-name="ch3" table:cell-range-address="IT4.J11:IT4.J18 IT4.O3:IT4.P3 IT4.O11:IT4.P18" chart:data-source-has-labels="both" svg:x="0.32cm" svg:y="0.18cm" svg:width="13.169cm" svg:height="8.64cm">
          <chartooo:coordinate-region svg:x="0.844cm" svg:y="0.379cm" svg:width="12.432cm" svg:height="7.794cm"/>
          <chart:axis chart:dimension="x" chart:name="primary-x" chart:style-name="ch4" chartooo:axis-type="text">
            <chart:categories table:cell-range-address="IT4.J11:IT4.J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O11:IT4.O18" chart:label-cell-address="IT4.O3:IT4.O3" chart:class="chart:line">
            <chart:data-point chart:repeated="8"/>
          </chart:series>
          <chart:series chart:style-name="ch8" chart:values-cell-range-address="IT4.P11:IT4.P18" chart:label-cell-address="IT4.P3:IT4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IT4.J11:IT4.J18</svg:desc>
                </draw:g>
              </table:table-cell>
              <table:table-cell office:value-type="float" office:value="51">
                <text:p>51</text:p>
                <draw:g>
                  <svg:desc>IT4.O11:IT4.O18</svg:desc>
                </draw:g>
              </table:table-cell>
              <table:table-cell office:value-type="float" office:value="38">
                <text:p>38</text:p>
                <draw:g>
                  <svg:desc>IT4.P11:IT4.P18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3.7142857142857">
                <text:p>43.71428571428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6.4285714285714">
                <text:p>36.42857142857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.1428571428572">
                <text:p>29.14285714285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1.8571428571429">
                <text:p>21.85714285714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.4285714285714">
                <text:p>12.42857142857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.21428571428572">
                <text:p>6.214285714285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